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draw:stroke-dash="Dashed_20__28_var_29__20_6164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165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166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167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168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169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170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171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172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173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174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6.22cm" svg:y1="14.732cm" svg:x2="6.22cm" svg:y2="17.732cm">
              <text:p/>
            </draw:line>
            <draw:line draw:style-name="gr1" draw:text-style-name="P1" draw:layer="layout" svg:x1="7.22cm" svg:y1="14.732cm" svg:x2="7.22cm" svg:y2="17.732cm">
              <text:p/>
            </draw:line>
            <draw:line draw:style-name="gr1" draw:text-style-name="P1" draw:layer="layout" svg:x1="8.22cm" svg:y1="14.732cm" svg:x2="8.22cm" svg:y2="17.732cm">
              <text:p/>
            </draw:line>
            <draw:line draw:style-name="gr1" draw:text-style-name="P1" draw:layer="layout" svg:x1="9.22cm" svg:y1="14.732cm" svg:x2="9.22cm" svg:y2="17.732cm">
              <text:p/>
            </draw:line>
            <draw:line draw:style-name="gr1" draw:text-style-name="P1" draw:layer="layout" svg:x1="10.22cm" svg:y1="14.732cm" svg:x2="10.22cm" svg:y2="17.732cm">
              <text:p/>
            </draw:line>
            <draw:line draw:style-name="gr1" draw:text-style-name="P1" draw:layer="layout" svg:x1="11.22cm" svg:y1="14.732cm" svg:x2="11.22cm" svg:y2="17.732cm">
              <text:p/>
            </draw:line>
            <draw:line draw:style-name="gr1" draw:text-style-name="P1" draw:layer="layout" svg:x1="12.22cm" svg:y1="14.732cm" svg:x2="12.22cm" svg:y2="17.732cm">
              <text:p/>
            </draw:line>
            <draw:line draw:style-name="gr1" draw:text-style-name="P1" draw:layer="layout" svg:x1="6.22cm" svg:y1="14.732cm" svg:x2="12.22cm" svg:y2="14.732cm">
              <text:p/>
            </draw:line>
            <draw:line draw:style-name="gr1" draw:text-style-name="P1" draw:layer="layout" svg:x1="6.22cm" svg:y1="15.732cm" svg:x2="12.22cm" svg:y2="15.732cm">
              <text:p/>
            </draw:line>
            <draw:line draw:style-name="gr1" draw:text-style-name="P1" draw:layer="layout" svg:x1="6.22cm" svg:y1="16.732cm" svg:x2="12.22cm" svg:y2="16.732cm">
              <text:p/>
            </draw:line>
            <draw:line draw:style-name="gr1" draw:text-style-name="P1" draw:layer="layout" svg:x1="6.22cm" svg:y1="17.733cm" svg:x2="12.22cm" svg:y2="17.733cm">
              <text:p/>
            </draw:line>
          </draw:g>
          <draw:g>
            <draw:circle draw:style-name="gr2" draw:text-style-name="P2" draw:layer="layout" svg:width="1.999cm" svg:height="1.999cm" svg:x="6.221cm" svg:y="14.733cm" draw:kind="arc" draw:start-angle="0" draw:end-angle="90">
              <text:p/>
            </draw:circle>
            <draw:circle draw:style-name="gr3" draw:text-style-name="P2" draw:layer="layout" svg:width="2.001cm" svg:height="2.001cm" svg:x="7.219cm" svg:y="15.731cm" draw:kind="arc" draw:start-angle="90" draw:end-angle="180">
              <text:p/>
            </draw:circle>
            <draw:circle draw:style-name="gr4" draw:text-style-name="P2" draw:layer="layout" svg:width="1.999cm" svg:height="1.999cm" svg:x="5.221cm" svg:y="13.733cm" draw:kind="arc" draw:start-angle="-90" draw:end-angle="0">
              <text:p/>
            </draw:circle>
            <draw:circle draw:style-name="gr5" draw:text-style-name="P2" draw:layer="layout" svg:width="1.999cm" svg:height="1.999cm" svg:x="6.221cm" svg:y="14.733cm" draw:kind="arc" draw:start-angle="-180" draw:end-angle="-90">
              <text:p/>
            </draw:circle>
          </draw:g>
          <draw:g>
            <draw:ellipse draw:style-name="gr6" draw:text-style-name="P2" draw:layer="layout" svg:width="2.001cm" svg:height="1.999cm" svg:x="7.219cm" svg:y="14.733cm" draw:kind="arc" draw:start-angle="-90" draw:end-angle="0">
              <text:p/>
            </draw:ellipse>
            <draw:ellipse draw:style-name="gr7" draw:text-style-name="P2" draw:layer="layout" svg:width="2.001cm" svg:height="1.999cm" svg:x="9.22cm" svg:y="14.733cm" draw:kind="arc" draw:start-angle="-180" draw:end-angle="-90">
              <text:p/>
            </draw:ellipse>
            <draw:circle draw:style-name="gr8" draw:text-style-name="P2" draw:layer="layout" svg:width="2.001cm" svg:height="2.001cm" svg:x="9.22cm" svg:y="16.731cm" draw:kind="arc" draw:start-angle="90" draw:end-angle="180">
              <text:p/>
            </draw:circle>
            <draw:circle draw:style-name="gr9" draw:text-style-name="P2" draw:layer="layout" svg:width="2.001cm" svg:height="2.001cm" svg:x="7.219cm" svg:y="16.731cm" draw:kind="arc" draw:start-angle="0" draw:end-angle="90">
              <text:p/>
            </draw:circle>
          </draw:g>
          <draw:g>
            <draw:ellipse draw:style-name="gr10" draw:text-style-name="P2" draw:layer="layout" svg:width="2.001cm" svg:height="1.999cm" svg:x="10.22cm" svg:y="14.733cm" draw:kind="arc" draw:start-angle="-90" draw:end-angle="90">
              <text:p/>
            </draw:ellipse>
            <draw:ellipse draw:style-name="gr11" draw:text-style-name="P2" draw:layer="layout" svg:width="2.001cm" svg:height="1.999cm" svg:x="9.22cm" svg:y="13.733cm" draw:kind="arc" draw:start-angle="-90" draw:end-angle="0">
              <text:p/>
            </draw:ellipse>
            <draw:circle draw:style-name="gr12" draw:text-style-name="P2" draw:layer="layout" svg:width="2.001cm" svg:height="2.001cm" svg:x="9.22cm" svg:y="15.731cm" draw:kind="arc" draw:start-angle="0" draw:end-angle="90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5:38.948197723</dc:date>
    <meta:editing-duration>PT24M32S</meta:editing-duration>
    <meta:editing-cycles>24</meta:editing-cycles>
    <meta:generator>LibreOffice/5.2.7.2$Linux_X86_64 LibreOffice_project/20m0$Build-2</meta:generator>
    <meta:document-statistic meta:object-count="27"/>
  </office:meta>
</office:document-meta>
</file>